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7263AC94.png" manifest:media-type="image/png"/>
  <manifest:file-entry manifest:full-path="Pictures/100073ED00008D2E00004F607D04B82717649E2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margin-left="0cm" fo:margin-right="0cm" fo:margin-top="0.4cm" fo:margin-bottom="0.899cm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position="0% 100%" fo:font-size="32pt" fo:font-style="italic" style:font-size-asian="32pt" style:font-style-asian="italic" style:font-size-complex="32pt" style:font-style-complex="italic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Möglichkeiten in Blender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<text:span text:style-name="T1">Collage aus Bilder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Ablauf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text:style-name="P2"><text:span text:style-name="T2">Was ist kann man alles tun?</text:span></text:p>
              </text:list-item>
              <text:list-item>
                <text:p text:style-name="P2"><text:span text:style-name="T2">Was ist super?</text:span></text:p>
              </text:list-item>
              <text:list-item>
                <text:p text:style-name="P2"><text:span text:style-name="T2">Was ist (noch) weniger gut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3D-Modelle erstellen, für Spiele optimieren</text:p>
              </text:list-item>
            </text:list>
          </draw:text-box>
        </draw:frame>
        <draw:frame draw:style-name="gr2" draw:text-style-name="P4" draw:layer="layout" svg:width="11.6cm" svg:height="1.517cm" svg:x="8.6cm" svg:y="11.2cm">
          <draw:text-box>
            <text:p text:style-name="P3"><text:span text:style-name="T3">Hier Bild einfügen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3D-Modelle texturieren</text:p>
              </text:list-item>
            </text:list>
          </draw:text-box>
        </draw:frame>
        <draw:frame draw:style-name="gr3" draw:text-style-name="P4" draw:layer="layout" svg:width="11.6cm" svg:height="5.315cm" svg:x="8.6cm" svg:y="11.2cm">
          <draw:text-box>
            <text:p text:style-name="P3"><text:span text:style-name="T3">Hier Bild einfügen</text:span></text:p>
            <text:p text:style-name="P3"><text:span text:style-name="T3">(Factorio, Zeichnen ist möglich (UV-Editor, <text:s/>Texture Paint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Sculpten</text:p>
              </text:list-item>
            </text:list>
          </draw:text-box>
        </draw:frame>
        <draw:frame draw:style-name="gr4" draw:text-style-name="P4" draw:layer="layout" svg:width="11.6cm" svg:height="2.783cm" svg:x="8.6cm" svg:y="11.2cm">
          <draw:text-box>
            <text:p text:style-name="P3"><text:span text:style-name="T3">Hier Bild einfügen</text:span></text:p>
            <text:p text:style-name="P3"><text:span text:style-name="T3">(Greymon, Jan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Rendern</text:p>
              </text:list-item>
            </text:list>
          </draw:text-box>
        </draw:frame>
        <draw:frame draw:style-name="gr3" draw:text-style-name="P4" draw:layer="layout" svg:width="11.6cm" svg:height="5.315cm" svg:x="8.6cm" svg:y="11.2cm">
          <draw:text-box>
            <text:p text:style-name="P3"><text:span text:style-name="T3">Hier Bild einfügen</text:span></text:p>
            <text:p text:style-name="P3"><text:span text:style-name="T3">(Renderprozess, Cosmos Landromat, Gleb Alexandrov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Animieren, Physiksimulationen</text:p>
              </text:list-item>
            </text:list>
          </draw:text-box>
        </draw:frame>
        <draw:frame draw:style-name="gr5" draw:text-style-name="P4" draw:layer="layout" svg:width="11.6cm" svg:height="6.581cm" svg:x="8.6cm" svg:y="11.2cm">
          <draw:text-box>
            <text:p text:style-name="P3"><text:span text:style-name="T3">Hier Bild einfügen</text:span></text:p>
            <text:p text:style-name="P3"><text:span text:style-name="T3">(Big Buck Bunny, Grease Pencil Animationen, Cloth Simulation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Animieren, Physiksimulationen</text:p>
              </text:list-item>
            </text:list>
          </draw:text-box>
        </draw:frame>
        <draw:frame draw:style-name="gr5" draw:text-style-name="P4" draw:layer="layout" svg:width="11.6cm" svg:height="6.581cm" svg:x="8.6cm" svg:y="11.2cm">
          <draw:text-box>
            <text:p text:style-name="P3"><text:span text:style-name="T3">Hier Bild einfügen</text:span></text:p>
            <text:p text:style-name="P3"><text:span text:style-name="T3">(Big Buck Bunny, Grease Pencil Animationen, Cloth Simulation)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Scripten</text:p>
              </text:list-item>
            </text:list>
          </draw:text-box>
        </draw:frame>
        <draw:frame draw:style-name="gr4" draw:text-style-name="P4" draw:layer="layout" svg:width="11.6cm" svg:height="2.783cm" svg:x="8.6cm" svg:y="11.2cm">
          <draw:text-box>
            <text:p text:style-name="P3"><text:span text:style-name="T3">Hier Bild einfügen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Composition</text:p>
              </text:list-item>
            </text:list>
          </draw:text-box>
        </draw:frame>
        <draw:frame draw:style-name="gr3" draw:text-style-name="P4" draw:layer="layout" svg:width="11.6cm" svg:height="5.315cm" svg:x="8.6cm" svg:y="11.2cm">
          <draw:text-box>
            <text:p text:style-name="P3"><text:span text:style-name="T3">Hier Bild einfügen</text:span></text:p>
            <text:p text:style-name="P3"><text:span text:style-name="T3">(NodeTree + Vorher Nachher Bild)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Motion Tracking</text:p>
              </text:list-item>
            </text:list>
          </draw:text-box>
        </draw:frame>
        <draw:frame draw:style-name="gr6" draw:text-style-name="P4" draw:layer="layout" svg:width="11.6cm" svg:height="4.049cm" svg:x="8.6cm" svg:y="11.2cm">
          <draw:text-box>
            <text:p text:style-name="P3"><text:span text:style-name="T3">Hier Bild einfügen</text:span></text:p>
            <text:p text:style-name="P3"><text:span text:style-name="T3">(Tears of Steel)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Schnelles Sketchen</text:p>
              </text:list-item>
            </text:list>
          </draw:text-box>
        </draw:frame>
        <draw:frame draw:style-name="gr3" draw:text-style-name="P4" draw:layer="layout" svg:width="11.6cm" svg:height="5.315cm" svg:x="8.6cm" svg:y="11.2cm">
          <draw:text-box>
            <text:p text:style-name="P3"><text:span text:style-name="T3">Hier Bild einfügen</text:span></text:p>
            <text:p text:style-name="P3"><text:span text:style-name="T3">(Grease Pencil, Sculpten)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Videos schneiden</text:p>
              </text:list-item>
            </text:list>
          </draw:text-box>
        </draw:frame>
        <draw:frame draw:style-name="gr6" draw:text-style-name="P4" draw:layer="layout" svg:width="11.6cm" svg:height="4.049cm" svg:x="8.6cm" svg:y="11.2cm">
          <draw:text-box>
            <text:p text:style-name="P3"><text:span text:style-name="T3">Hier Bild einfügen</text:span></text:p>
            <text:p text:style-name="P3"><text:span text:style-name="T3">(Screenshot VSE)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2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Spiele Programmieren</text:p>
              </text:list-item>
            </text:list>
          </draw:text-box>
        </draw:frame>
        <draw:frame draw:style-name="gr4" draw:text-style-name="P4" draw:layer="layout" svg:width="11.6cm" svg:height="2.783cm" svg:x="8.6cm" svg:y="11.2cm">
          <draw:text-box>
            <text:p text:style-name="P3"><text:span text:style-name="T3">Hier Bild einfügen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text-style-name="P5" draw:layer="layout" svg:width="22.5cm" svg:height="3.067cm" svg:x="1.4cm" svg:y="0.8cm" presentation:class="title">
          <draw:text-box>
            <text:list text:style-name="L1">
              <text:list-header>
                <text:p text:style-name="P2"><text:span text:style-name="T4">Was ist super?</text:span></text:p>
              </text:list-header>
            </text:list>
          </draw:text-box>
        </draw:frame>
        <draw:frame presentation:style-name="pr5" draw:text-style-name="P6" draw:layer="layout" svg:width="25.2cm" svg:height="7.534cm" svg:x="1.4cm" svg:y="5.066cm" presentation:class="outline" presentation:user-transformed="true">
          <draw:text-box>
            <text:list text:style-name="L2">
              <text:list-item>
                <text:p><text:span text:style-name="T5">Schnelle Bedienung durch Tastenkürzel</text:span></text:p>
              </text:list-item>
              <text:list-item>
                <text:p><text:span text:style-name="T5">Einheitliche Bedienung</text:span></text:p>
                <text:p><text:span text:style-name="T5">(ein Tastenkürzel tut meist überall das gleiche)</text:span></text:p>
              </text:list-item>
              <text:list-item>
                <text:p><text:span text:style-name="T5">Einheitliches Design auf allen Plattformen</text:span></text:p>
              </text:list-item>
            </text:list>
          </draw:text-box>
        </draw:frame>
        <draw:frame draw:style-name="gr4" draw:text-style-name="P4" draw:layer="layout" svg:width="11.6cm" svg:height="2.783cm" svg:x="8.8cm" svg:y="15.617cm">
          <draw:text-box>
            <text:p text:style-name="P3"><text:span text:style-name="T3">Hier Bild einfügen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text-style-name="P5" draw:layer="layout" svg:width="22.5cm" svg:height="3.067cm" svg:x="1.4cm" svg:y="0.8cm" presentation:class="title">
          <draw:text-box>
            <text:list text:style-name="L1">
              <text:list-header>
                <text:p text:style-name="P2"><text:span text:style-name="T4">Was ist super?</text:span></text:p>
              </text:list-header>
            </text:list>
          </draw:text-box>
        </draw:frame>
        <draw:frame presentation:style-name="pr5" draw:text-style-name="P6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><text:span text:style-name="T5">Fotorealistisches rendern dank „</text:span><text:span text:style-name="T3">Cycles</text:span><text:span text:style-name="T5">“</text:span></text:p>
              </text:list-item>
              <text:list-item>
                <text:p><text:span text:style-name="T5">Auch andere Renderengines nutzbar (Pov-Ray, V-Ray)</text:span></text:p>
              </text:list-item>
              <text:list-item>
                <text:p><text:span text:style-name="T5">Schnelles Visualisieren von Sachverhalten</text:span></text:p>
              </text:list-item>
            </text:list>
          </draw:text-box>
        </draw:frame>
        <draw:frame draw:style-name="gr6" draw:text-style-name="P4" draw:layer="layout" svg:width="11.6cm" svg:height="4.049cm" svg:x="8.8cm" svg:y="15.617cm">
          <draw:text-box>
            <text:p text:style-name="P3"><text:span text:style-name="T3">Hier Bild einfügen</text:span></text:p>
            <text:p text:style-name="P3"><text:span text:style-name="T3">(Fotorealistisches)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4" draw:text-style-name="P5" draw:layer="layout" svg:width="22.5cm" svg:height="3.067cm" svg:x="1.4cm" svg:y="0.8cm" presentation:class="title">
          <draw:text-box>
            <text:list text:style-name="L1">
              <text:list-header>
                <text:p text:style-name="P2"><text:span text:style-name="T4">Was ist super?</text:span></text:p>
              </text:list-header>
            </text:list>
          </draw:text-box>
        </draw:frame>
        <draw:frame presentation:style-name="pr5" draw:text-style-name="P6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><text:span text:style-name="T5">OpenSource</text:span></text:p>
              </text:list-item>
              <text:list-item>
                <text:p><text:span text:style-name="T5">Extrem hoher Funktionsumfang</text:span></text:p>
              </text:list-item>
              <text:list-item>
                <text:p><text:span text:style-name="T5">Kreatives Werkzeug → weniger technisches Verständnis erforderlich</text:span></text:p>
              </text:list-item>
            </text:list>
          </draw:text-box>
        </draw:frame>
        <draw:frame draw:style-name="gr4" draw:text-style-name="P4" draw:layer="layout" svg:width="11.6cm" svg:height="2.783cm" svg:x="8.8cm" svg:y="15.617cm">
          <draw:text-box>
            <text:p text:style-name="P3"><text:span text:style-name="T3">Hier Bild einfügen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text-style-name="P5" draw:layer="layout" svg:width="22.5cm" svg:height="3.067cm" svg:x="1.4cm" svg:y="0.8cm" presentation:class="title">
          <draw:text-box>
            <text:list text:style-name="L1">
              <text:list-header>
                <text:p text:style-name="P2"><text:span text:style-name="T4">Was ist super?</text:span></text:p>
              </text:list-header>
            </text:list>
          </draw:text-box>
        </draw:frame>
        <draw:frame presentation:style-name="pr5" draw:text-style-name="P6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><text:span text:style-name="T5">Rendern über CPU und GPU</text:span></text:p>
              </text:list-item>
              <text:list-item>
                <text:p><text:span text:style-name="T5">Leicht erweiterbar (über Python) → viele Add-ons</text:span></text:p>
              </text:list-item>
              <text:list-item>
                <text:p><text:span text:style-name="T5">Sehr aktive Community → für nahezu jedes Problem gibt es eine Lösung</text:span></text:p>
              </text:list-item>
            </text:list>
          </draw:text-box>
        </draw:frame>
        <draw:frame draw:style-name="gr4" draw:text-style-name="P4" draw:layer="layout" svg:width="11.6cm" svg:height="2.783cm" svg:x="8.8cm" svg:y="15.617cm">
          <draw:text-box>
            <text:p text:style-name="P3"><text:span text:style-name="T3">Hier Bild einfügen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4" draw:text-style-name="P5" draw:layer="layout" svg:width="22.5cm" svg:height="3.067cm" svg:x="1.4cm" svg:y="0.8cm" presentation:class="title">
          <draw:text-box>
            <text:list text:style-name="L1">
              <text:list-item>
                <text:p text:style-name="P2"><text:span text:style-name="T4">Was ist (noch) weniger gut?</text:span></text:p>
              </text:list-item>
            </text:list>
          </draw:text-box>
        </draw:frame>
        <draw:frame presentation:style-name="pr5" draw:text-style-name="P6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><text:span text:style-name="T5">Lange Einarbeitungszeit </text:span></text:p>
                <text:p><text:span text:style-name="T5">(wie bei allen professionellen 3D-Programmen)</text:span></text:p>
              </text:list-item>
              <text:list-item>
                <text:p><text:span text:style-name="T5">Teilweise Überschneidung von Tastenkürzeln mit denen des Betriebssystems</text:span></text:p>
              </text:list-item>
            </text:list>
          </draw:text-box>
        </draw:frame>
        <draw:frame draw:style-name="gr4" draw:text-style-name="P4" draw:layer="layout" svg:width="11.6cm" svg:height="2.783cm" svg:x="8.8cm" svg:y="15.617cm">
          <draw:text-box>
            <text:p text:style-name="P3"><text:span text:style-name="T3">Hier Bild einfügen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draw:frame presentation:style-name="pr4" draw:text-style-name="P5" draw:layer="layout" svg:width="22.5cm" svg:height="3.067cm" svg:x="1.4cm" svg:y="0.8cm" presentation:class="title">
          <draw:text-box>
            <text:list text:style-name="L1">
              <text:list-item>
                <text:p text:style-name="P2"><text:span text:style-name="T4">Was ist (noch) weniger gut?</text:span></text:p>
              </text:list-item>
            </text:list>
          </draw:text-box>
        </draw:frame>
        <draw:frame presentation:style-name="pr5" draw:text-style-name="P6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><text:span text:style-name="T5">Hauptsächlich Modeller </text:span></text:p>
                <text:p><text:span text:style-name="T5">→ </text:span><text:span text:style-name="T5">kaum Optionen für NURSB, etc </text:span></text:p>
                <text:p><text:span text:style-name="T5">→ </text:span><text:span text:style-name="T5">für Konstruktionen ungeeignet (CAD)</text:span></text:p>
                <text:p><text:span text:style-name="T5"/></text:p>
              </text:list-item>
            </text:list>
          </draw:text-box>
        </draw:frame>
        <draw:frame draw:style-name="gr4" draw:text-style-name="P4" draw:layer="layout" svg:width="11.6cm" svg:height="2.783cm" svg:x="8.8cm" svg:y="15.617cm">
          <draw:text-box>
            <text:p text:style-name="P3"><text:span text:style-name="T3">Hier Bild einfügen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7263AC94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0:09:01.654000000</meta:creation-date>
    <dc:date>2017-06-11T20:52:09.373643753</dc:date>
    <meta:editing-duration>PT44M14S</meta:editing-duration>
    <meta:editing-cycles>9</meta:editing-cycles>
    <meta:generator>LibreOffice/4.3.3.2$Linux_X86_64 LibreOffice_project/430m0$Build-2</meta:generator>
    <dc:creator>Norman </dc:creator>
    <meta:document-statistic meta:object-count="131"/>
  </office:meta>
</office:document-meta>
</file>